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729fcf" fo:min-height="7.751cm" draw:shadow="visible"/>
      <style:paragraph-properties style:writing-mode="lr-tb"/>
    </style:style>
    <style:style style:name="P1" style:family="paragraph">
      <loext:graphic-properties draw:fill="none" draw:fill-color="#729fcf"/>
      <style:text-properties fo:text-shadow="1pt 1pt"/>
    </style:style>
    <style:style style:name="T1" style:family="text">
      <style:text-properties fo:font-size="185.300003051758pt" style:font-size-asian="185.300003051758pt" style:font-size-complex="185.30000305175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875cm" svg:height="8.001cm" svg:x="6.207cm" svg:y="5.445cm">
          <draw:text-box>
            <text:p><text:span text:style-name="T1">PyU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Humberto Sanchez II</meta:initial-creator>
    <meta:creation-date>2020-10-15T16:29:01.461860180</meta:creation-date>
    <dc:date>2020-10-15T20:32:13.088539748</dc:date>
    <dc:creator>Humberto Sanchez II</dc:creator>
    <meta:editing-duration>PT4H3M11S</meta:editing-duration>
    <meta:editing-cycles>3</meta:editing-cycles>
    <meta:generator>LibreOffice/6.4.4.2$MacOSX_X86_64 LibreOffice_project/3d775be2011f3886db32dfd395a6a6d1ca2630ff</meta:generator>
    <meta:document-statistic meta:object-count="1"/>
  </office:meta>
</office:document-meta>
</file>